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" svg:font-family="'Nimbus Sans'" style:font-family-generic="swiss" style:font-pitch="variable"/>
    <style:font-face style:name="DejaVu Sans1" svg:font-family="'DejaVu Sans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9pt"/>
    </style:style>
    <style:style style:name="co2" style:family="table-column">
      <style:table-column-properties fo:break-before="auto" style:column-width="52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ndloc2_trans2_laketrial_aug13_2018_main_lobe_ang_pure" table:style-name="ta1">
        <table:shapes>
          <draw:frame draw:z-index="0" draw:style-name="gr1" draw:text-style-name="P1" svg:width="453.51pt" svg:height="255.09pt" svg:x="360.26pt" svg:y="29.93pt">
            <draw:object draw:notify-on-update-of-ranges="sendloc2_trans2_laketrial_aug13_2018_main_lobe_ang_pure.E1:sendloc2_trans2_laketrial_aug13_2018_main_lobe_ang_pure.E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26" calcext:value-type="float">
            <text:p>-1.826</text:p>
          </table:table-cell>
          <table:table-cell table:formula="of:=POWER([.B1];2)" office:value-type="float" office:value="3.334276" calcext:value-type="float">
            <text:p>3.334276</text:p>
          </table:table-cell>
          <table:table-cell table:formula="of:=[.C1]/10.89072469" office:value-type="float" office:value="0.306157404113022" calcext:value-type="float">
            <text:p>0.306157404113022</text:p>
          </table:table-cell>
          <table:table-cell table:formula="of:=[.C1]/118.6078842" office:value-type="float" office:value="0.0281117568405288" calcext:value-type="float">
            <text:p>0.0281117568405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47628" calcext:value-type="float">
            <text:p>0.347628</text:p>
          </table:table-cell>
          <table:table-cell table:formula="of:=POWER([.B2];2)" office:value-type="float" office:value="0.120845226384" calcext:value-type="float">
            <text:p>0.120845226384</text:p>
          </table:table-cell>
          <table:table-cell table:formula="of:=[.C2]/10.89072469" office:value-type="float" office:value="0.0110961602486345" calcext:value-type="float">
            <text:p>0.011096160248635</text:p>
          </table:table-cell>
          <table:table-cell table:formula="of:=[.C2]/118.6078842" office:value-type="float" office:value="0.00101886335127796" calcext:value-type="float">
            <text:p>0.00101886335127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038705" calcext:value-type="float">
            <text:p>-1.038705</text:p>
          </table:table-cell>
          <table:table-cell table:formula="of:=POWER([.B3];2)" office:value-type="float" office:value="1.078908077025" calcext:value-type="float">
            <text:p>1.078908077025</text:p>
          </table:table-cell>
          <table:table-cell table:formula="of:=[.C3]/10.89072469" office:value-type="float" office:value="0.0990666927808456" calcext:value-type="float">
            <text:p>0.099066692780846</text:p>
          </table:table-cell>
          <table:table-cell table:formula="of:=[.C3]/118.6078842" office:value-type="float" office:value="0.00909642798454877" calcext:value-type="float">
            <text:p>0.00909642798454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358884" calcext:value-type="float">
            <text:p>-2.358884</text:p>
          </table:table-cell>
          <table:table-cell table:formula="of:=POWER([.B4];2)" office:value-type="float" office:value="5.564333725456" calcext:value-type="float">
            <text:p>5.564333725456</text:p>
          </table:table-cell>
          <table:table-cell table:formula="of:=[.C4]/10.89072469" office:value-type="float" office:value="0.510924101365379" calcext:value-type="float">
            <text:p>0.510924101365379</text:p>
          </table:table-cell>
          <table:table-cell table:formula="of:=[.C4]/118.6078842" office:value-type="float" office:value="0.0469136918088283" calcext:value-type="float">
            <text:p>0.04691369180882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.735908" calcext:value-type="float">
            <text:p>-2.735908</text:p>
          </table:table-cell>
          <table:table-cell table:formula="of:=POWER([.B5];2)" office:value-type="float" office:value="7.485192584464" calcext:value-type="float">
            <text:p>7.485192584464</text:p>
          </table:table-cell>
          <table:table-cell table:formula="of:=[.C5]/10.89072469" office:value-type="float" office:value="0.68729977090845" calcext:value-type="float">
            <text:p>0.68729977090845</text:p>
          </table:table-cell>
          <table:table-cell table:formula="of:=[.C5]/118.6078842" office:value-type="float" office:value="0.0631087270036978" calcext:value-type="float">
            <text:p>0.06310872700369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64741" calcext:value-type="float">
            <text:p>0.264741</text:p>
          </table:table-cell>
          <table:table-cell table:formula="of:=POWER([.B6];2)" office:value-type="float" office:value="0.070087797081" calcext:value-type="float">
            <text:p>0.070087797081</text:p>
          </table:table-cell>
          <table:table-cell table:formula="of:=[.C6]/10.89072469" office:value-type="float" office:value="0.00643554943091671" calcext:value-type="float">
            <text:p>0.006435549430917</text:p>
          </table:table-cell>
          <table:table-cell table:formula="of:=[.C6]/118.6078842" office:value-type="float" office:value="0.00059092022047047" calcext:value-type="float">
            <text:p>0.0005909202204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350262" calcext:value-type="float">
            <text:p>-0.350262</text:p>
          </table:table-cell>
          <table:table-cell table:formula="of:=POWER([.B7];2)" office:value-type="float" office:value="0.122683468644" calcext:value-type="float">
            <text:p>0.122683468644</text:p>
          </table:table-cell>
          <table:table-cell table:formula="of:=[.C7]/10.89072469" office:value-type="float" office:value="0.0112649499584403" calcext:value-type="float">
            <text:p>0.01126494995844</text:p>
          </table:table-cell>
          <table:table-cell table:formula="of:=[.C7]/118.6078842" office:value-type="float" office:value="0.00103436183413514" calcext:value-type="float">
            <text:p>0.00103436183413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.88564" calcext:value-type="float">
            <text:p>-1.88564</text:p>
          </table:table-cell>
          <table:table-cell table:formula="of:=POWER([.B8];2)" office:value-type="float" office:value="3.5556382096" calcext:value-type="float">
            <text:p>3.5556382096</text:p>
          </table:table-cell>
          <table:table-cell table:formula="of:=[.C8]/10.89072469" office:value-type="float" office:value="0.326483159827264" calcext:value-type="float">
            <text:p>0.326483159827264</text:p>
          </table:table-cell>
          <table:table-cell table:formula="of:=[.C8]/118.6078842" office:value-type="float" office:value="0.0299780932235869" calcext:value-type="float">
            <text:p>0.02997809322358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833517" calcext:value-type="float">
            <text:p>2.833517</text:p>
          </table:table-cell>
          <table:table-cell table:formula="of:=POWER([.B9];2)" office:value-type="float" office:value="8.028818589289" calcext:value-type="float">
            <text:p>8.028818589289</text:p>
          </table:table-cell>
          <table:table-cell table:formula="of:=[.C9]/10.89072469" office:value-type="float" office:value="0.737216192478097" calcext:value-type="float">
            <text:p>0.737216192478097</text:p>
          </table:table-cell>
          <table:table-cell table:formula="of:=[.C9]/118.6078842" office:value-type="float" office:value="0.0676921154393967" calcext:value-type="float">
            <text:p>0.06769211543939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.375205" calcext:value-type="float">
            <text:p>-2.375205</text:p>
          </table:table-cell>
          <table:table-cell table:formula="of:=POWER([.B10];2)" office:value-type="float" office:value="5.641598792025" calcext:value-type="float">
            <text:p>5.641598792025</text:p>
          </table:table-cell>
          <table:table-cell table:formula="of:=[.C10]/10.89072469" office:value-type="float" office:value="0.518018676682295" calcext:value-type="float">
            <text:p>0.518018676682295</text:p>
          </table:table-cell>
          <table:table-cell table:formula="of:=[.C10]/118.6078842" office:value-type="float" office:value="0.0475651246127279" calcext:value-type="float">
            <text:p>0.04756512461272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488786" calcext:value-type="float">
            <text:p>2.488786</text:p>
          </table:table-cell>
          <table:table-cell table:formula="of:=POWER([.B11];2)" office:value-type="float" office:value="6.194055753796" calcext:value-type="float">
            <text:p>6.194055753796</text:p>
          </table:table-cell>
          <table:table-cell table:formula="of:=[.C11]/10.89072469" office:value-type="float" office:value="0.568745967794362" calcext:value-type="float">
            <text:p>0.568745967794362</text:p>
          </table:table-cell>
          <table:table-cell table:formula="of:=[.C11]/118.6078842" office:value-type="float" office:value="0.0522229681068369" calcext:value-type="float">
            <text:p>0.05222296810683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.102646" calcext:value-type="float">
            <text:p>-2.102646</text:p>
          </table:table-cell>
          <table:table-cell table:formula="of:=POWER([.B12];2)" office:value-type="float" office:value="4.421120201316" calcext:value-type="float">
            <text:p>4.421120201316</text:p>
          </table:table-cell>
          <table:table-cell table:formula="of:=[.C12]/10.89072469" office:value-type="float" office:value="0.405952801779621" calcext:value-type="float">
            <text:p>0.405952801779621</text:p>
          </table:table-cell>
          <table:table-cell table:formula="of:=[.C12]/118.6078842" office:value-type="float" office:value="0.0372750954216583" calcext:value-type="float">
            <text:p>0.03727509542165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837368" calcext:value-type="float">
            <text:p>-1.837368</text:p>
          </table:table-cell>
          <table:table-cell table:formula="of:=POWER([.B13];2)" office:value-type="float" office:value="3.375921167424" calcext:value-type="float">
            <text:p>3.375921167424</text:p>
          </table:table-cell>
          <table:table-cell table:formula="of:=[.C13]/10.89072469" office:value-type="float" office:value="0.309981315616564" calcext:value-type="float">
            <text:p>0.309981315616564</text:p>
          </table:table-cell>
          <table:table-cell table:formula="of:=[.C13]/118.6078842" office:value-type="float" office:value="0.0284628731908869" calcext:value-type="float">
            <text:p>0.02846287319088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.650256" calcext:value-type="float">
            <text:p>-2.650256</text:p>
          </table:table-cell>
          <table:table-cell table:formula="of:=POWER([.B14];2)" office:value-type="float" office:value="7.023856865536" calcext:value-type="float">
            <text:p>7.023856865536</text:p>
          </table:table-cell>
          <table:table-cell table:formula="of:=[.C14]/10.89072469" office:value-type="float" office:value="0.644939346596962" calcext:value-type="float">
            <text:p>0.644939346596962</text:p>
          </table:table-cell>
          <table:table-cell table:formula="of:=[.C14]/118.6078842" office:value-type="float" office:value="0.0592191397132772" calcext:value-type="float">
            <text:p>0.05921913971327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768683" calcext:value-type="float">
            <text:p>1.768683</text:p>
          </table:table-cell>
          <table:table-cell table:formula="of:=POWER([.B15];2)" office:value-type="float" office:value="3.128239554489" calcext:value-type="float">
            <text:p>3.128239554489</text:p>
          </table:table-cell>
          <table:table-cell table:formula="of:=[.C15]/10.89072469" office:value-type="float" office:value="0.287238879278749" calcext:value-type="float">
            <text:p>0.287238879278749</text:p>
          </table:table-cell>
          <table:table-cell table:formula="of:=[.C15]/118.6078842" office:value-type="float" office:value="0.0263746341618747" calcext:value-type="float">
            <text:p>0.02637463416187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93512" calcext:value-type="float">
            <text:p>0.693512</text:p>
          </table:table-cell>
          <table:table-cell table:formula="of:=POWER([.B16];2)" office:value-type="float" office:value="0.480958894144" calcext:value-type="float">
            <text:p>0.480958894144</text:p>
          </table:table-cell>
          <table:table-cell table:formula="of:=[.C16]/10.89072469" office:value-type="float" office:value="0.0441622488708784" calcext:value-type="float">
            <text:p>0.044162248870878</text:p>
          </table:table-cell>
          <table:table-cell table:formula="of:=[.C16]/118.6078842" office:value-type="float" office:value="0.00405503308138431" calcext:value-type="float">
            <text:p>0.00405503308138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867958" calcext:value-type="float">
            <text:p>-0.867958</text:p>
          </table:table-cell>
          <table:table-cell table:formula="of:=POWER([.B17];2)" office:value-type="float" office:value="0.753351089764" calcext:value-type="float">
            <text:p>0.753351089764</text:p>
          </table:table-cell>
          <table:table-cell table:formula="of:=[.C17]/10.89072469" office:value-type="float" office:value="0.0691736419024288" calcext:value-type="float">
            <text:p>0.069173641902429</text:p>
          </table:table-cell>
          <table:table-cell table:formula="of:=[.C17]/118.6078842" office:value-type="float" office:value="0.00635161055983157" calcext:value-type="float">
            <text:p>0.00635161055983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904815" calcext:value-type="float">
            <text:p>2.904815</text:p>
          </table:table-cell>
          <table:table-cell table:formula="of:=POWER([.B18];2)" office:value-type="float" office:value="8.437950184225" calcext:value-type="float">
            <text:p>8.437950184225</text:p>
          </table:table-cell>
          <table:table-cell table:formula="of:=[.C18]/10.89072469" office:value-type="float" office:value="0.774783168651103" calcext:value-type="float">
            <text:p>0.774783168651103</text:p>
          </table:table-cell>
          <table:table-cell table:formula="of:=[.C18]/118.6078842" office:value-type="float" office:value="0.0711415623096074" calcext:value-type="float">
            <text:p>0.07114156230960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.694616" calcext:value-type="float">
            <text:p>-2.694616</text:p>
          </table:table-cell>
          <table:table-cell table:formula="of:=POWER([.B19];2)" office:value-type="float" office:value="7.260955387456" calcext:value-type="float">
            <text:p>7.260955387456</text:p>
          </table:table-cell>
          <table:table-cell table:formula="of:=[.C19]/10.89072469" office:value-type="float" office:value="0.666710030244645" calcext:value-type="float">
            <text:p>0.666710030244645</text:p>
          </table:table-cell>
          <table:table-cell table:formula="of:=[.C19]/118.6078842" office:value-type="float" office:value="0.0612181511914703" calcext:value-type="float">
            <text:p>0.0612181511914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96481" calcext:value-type="float">
            <text:p>0.196481</text:p>
          </table:table-cell>
          <table:table-cell table:formula="of:=POWER([.B20];2)" office:value-type="float" office:value="0.038604783361" calcext:value-type="float">
            <text:p>0.038604783361</text:p>
          </table:table-cell>
          <table:table-cell table:formula="of:=[.C20]/10.89072469" office:value-type="float" office:value="0.00354473962567866" calcext:value-type="float">
            <text:p>0.003544739625679</text:p>
          </table:table-cell>
          <table:table-cell table:formula="of:=[.C20]/118.6078842" office:value-type="float" office:value="0.000325482438384142" calcext:value-type="float">
            <text:p>0.00032548243838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157588" calcext:value-type="float">
            <text:p>-0.157588</text:p>
          </table:table-cell>
          <table:table-cell table:formula="of:=POWER([.B21];2)" office:value-type="float" office:value="0.024833977744" calcext:value-type="float">
            <text:p>0.024833977744</text:p>
          </table:table-cell>
          <table:table-cell table:formula="of:=[.C21]/10.89072469" office:value-type="float" office:value="0.00228028698281234" calcext:value-type="float">
            <text:p>0.002280286982812</text:p>
          </table:table-cell>
          <table:table-cell table:formula="of:=[.C21]/118.6078842" office:value-type="float" office:value="0.000209378810789039" calcext:value-type="float">
            <text:p>0.00020937881078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.808647" calcext:value-type="float">
            <text:p>-1.808647</text:p>
          </table:table-cell>
          <table:table-cell table:formula="of:=POWER([.B22];2)" office:value-type="float" office:value="3.271203970609" calcext:value-type="float">
            <text:p>3.271203970609</text:p>
          </table:table-cell>
          <table:table-cell table:formula="of:=[.C22]/10.89072469" office:value-type="float" office:value="0.30036605127046" calcext:value-type="float">
            <text:p>0.30036605127046</text:p>
          </table:table-cell>
          <table:table-cell table:formula="of:=[.C22]/118.6078842" office:value-type="float" office:value="0.0275799875587782" calcext:value-type="float">
            <text:p>0.02757998755877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209712" calcext:value-type="float">
            <text:p>1.209712</text:p>
          </table:table-cell>
          <table:table-cell table:formula="of:=POWER([.B23];2)" office:value-type="float" office:value="1.463403122944" calcext:value-type="float">
            <text:p>1.463403122944</text:p>
          </table:table-cell>
          <table:table-cell table:formula="of:=[.C23]/10.89072469" office:value-type="float" office:value="0.134371510124364" calcext:value-type="float">
            <text:p>0.134371510124364</text:p>
          </table:table-cell>
          <table:table-cell table:formula="of:=[.C23]/118.6078842" office:value-type="float" office:value="0.0123381605937458" calcext:value-type="float">
            <text:p>0.01233816059374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.490697" calcext:value-type="float">
            <text:p>-1.490697</text:p>
          </table:table-cell>
          <table:table-cell table:formula="of:=POWER([.B24];2)" office:value-type="float" office:value="2.222177545809" calcext:value-type="float">
            <text:p>2.222177545809</text:p>
          </table:table-cell>
          <table:table-cell table:formula="of:=[.C24]/10.89072469" office:value-type="float" office:value="0.20404312927398" calcext:value-type="float">
            <text:p>0.20404312927398</text:p>
          </table:table-cell>
          <table:table-cell table:formula="of:=[.C24]/118.6078842" office:value-type="float" office:value="0.018735496048997" calcext:value-type="float">
            <text:p>0.01873549604899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.111598" calcext:value-type="float">
            <text:p>-3.111598</text:p>
          </table:table-cell>
          <table:table-cell table:formula="of:=POWER([.B25];2)" office:value-type="float" office:value="9.682042113604" calcext:value-type="float">
            <text:p>9.682042113604</text:p>
          </table:table-cell>
          <table:table-cell table:formula="of:=[.C25]/10.89072469" office:value-type="float" office:value="0.889017249925909" calcext:value-type="float">
            <text:p>0.889017249925909</text:p>
          </table:table-cell>
          <table:table-cell table:formula="of:=[.C25]/118.6078842" office:value-type="float" office:value="0.0816306789292174" calcext:value-type="float">
            <text:p>0.08163067892921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72823" calcext:value-type="float">
            <text:p>0.972823</text:p>
          </table:table-cell>
          <table:table-cell table:formula="of:=POWER([.B26];2)" office:value-type="float" office:value="0.946384589329" calcext:value-type="float">
            <text:p>0.946384589329</text:p>
          </table:table-cell>
          <table:table-cell table:formula="of:=[.C26]/10.89072469" office:value-type="float" office:value="0.0868982199318639" calcext:value-type="float">
            <text:p>0.086898219931864</text:p>
          </table:table-cell>
          <table:table-cell table:formula="of:=[.C26]/118.6078842" office:value-type="float" office:value="0.00797910354536954" calcext:value-type="float">
            <text:p>0.0079791035453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203203" calcext:value-type="float">
            <text:p>-0.203203</text:p>
          </table:table-cell>
          <table:table-cell table:formula="of:=POWER([.B27];2)" office:value-type="float" office:value="0.041291459209" calcext:value-type="float">
            <text:p>0.041291459209</text:p>
          </table:table-cell>
          <table:table-cell table:formula="of:=[.C27]/10.89072469" office:value-type="float" office:value="0.0037914335716258" calcext:value-type="float">
            <text:p>0.003791433571626</text:p>
          </table:table-cell>
          <table:table-cell table:formula="of:=[.C27]/118.6078842" office:value-type="float" office:value="0.00034813418591443" calcext:value-type="float">
            <text:p>0.00034813418591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.01624" calcext:value-type="float">
            <text:p>-1.01624</text:p>
          </table:table-cell>
          <table:table-cell table:formula="of:=POWER([.B28];2)" office:value-type="float" office:value="1.0327437376" calcext:value-type="float">
            <text:p>1.0327437376</text:p>
          </table:table-cell>
          <table:table-cell table:formula="of:=[.C28]/10.89072469" office:value-type="float" office:value="0.0948278252363021" calcext:value-type="float">
            <text:p>0.094827825236302</text:p>
          </table:table-cell>
          <table:table-cell table:formula="of:=[.C28]/118.6078842" office:value-type="float" office:value="0.00870720985005144" calcext:value-type="float">
            <text:p>0.00870720985005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548603" calcext:value-type="float">
            <text:p>1.548603</text:p>
          </table:table-cell>
          <table:table-cell table:formula="of:=POWER([.B29];2)" office:value-type="float" office:value="2.398171251609" calcext:value-type="float">
            <text:p>2.398171251609</text:p>
          </table:table-cell>
          <table:table-cell table:formula="of:=[.C29]/10.89072469" office:value-type="float" office:value="0.22020309206889" calcext:value-type="float">
            <text:p>0.22020309206889</text:p>
          </table:table-cell>
          <table:table-cell table:formula="of:=[.C29]/118.6078842" office:value-type="float" office:value="0.0202193241012978" calcext:value-type="float">
            <text:p>0.02021932410129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.087462" calcext:value-type="float">
            <text:p>-1.087462</text:p>
          </table:table-cell>
          <table:table-cell table:formula="of:=POWER([.B30];2)" office:value-type="float" office:value="1.182573601444" calcext:value-type="float">
            <text:p>1.182573601444</text:p>
          </table:table-cell>
          <table:table-cell table:formula="of:=[.C30]/10.89072469" office:value-type="float" office:value="0.10858539124856" calcext:value-type="float">
            <text:p>0.10858539124856</text:p>
          </table:table-cell>
          <table:table-cell table:formula="of:=[.C30]/118.6078842" office:value-type="float" office:value="0.00997044681658692" calcext:value-type="float">
            <text:p>0.00997044681658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972514" calcext:value-type="float">
            <text:p>1.972514</text:p>
          </table:table-cell>
          <table:table-cell table:formula="of:=POWER([.B31];2)" office:value-type="float" office:value="3.890811480196" calcext:value-type="float">
            <text:p>3.890811480196</text:p>
          </table:table-cell>
          <table:table-cell table:formula="of:=[.C31]/10.89072469" office:value-type="float" office:value="0.357259189902082" calcext:value-type="float">
            <text:p>0.357259189902082</text:p>
          </table:table-cell>
          <table:table-cell table:formula="of:=[.C31]/118.6078842" office:value-type="float" office:value="0.0328039869055855" calcext:value-type="float">
            <text:p>0.03280398690558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42505" calcext:value-type="float">
            <text:p>0.242505</text:p>
          </table:table-cell>
          <table:table-cell table:formula="of:=POWER([.B32];2)" office:value-type="float" office:value="0.058808675025" calcext:value-type="float">
            <text:p>0.058808675025</text:p>
          </table:table-cell>
          <table:table-cell table:formula="of:=[.C32]/10.89072469" office:value-type="float" office:value="0.00539988629764912" calcext:value-type="float">
            <text:p>0.005399886297649</text:p>
          </table:table-cell>
          <table:table-cell table:formula="of:=[.C32]/118.6078842" office:value-type="float" office:value="0.000495824332603684" calcext:value-type="float">
            <text:p>0.00049582433260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43401" calcext:value-type="float">
            <text:p>0.943401</text:p>
          </table:table-cell>
          <table:table-cell table:formula="of:=POWER([.B33];2)" office:value-type="float" office:value="0.890005446801" calcext:value-type="float">
            <text:p>0.890005446801</text:p>
          </table:table-cell>
          <table:table-cell table:formula="of:=[.C33]/10.89072469" office:value-type="float" office:value="0.0817214163551682" calcext:value-type="float">
            <text:p>0.081721416355168</text:p>
          </table:table-cell>
          <table:table-cell table:formula="of:=[.C33]/118.6078842" office:value-type="float" office:value="0.00750376294800308" calcext:value-type="float">
            <text:p>0.00750376294800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.955994" calcext:value-type="float">
            <text:p>-2.955994</text:p>
          </table:table-cell>
          <table:table-cell table:formula="of:=POWER([.B34];2)" office:value-type="float" office:value="8.737900528036" calcext:value-type="float">
            <text:p>8.737900528036</text:p>
          </table:table-cell>
          <table:table-cell table:formula="of:=[.C34]/10.89072469" office:value-type="float" office:value="0.802324985412518" calcext:value-type="float">
            <text:p>0.802324985412518</text:p>
          </table:table-cell>
          <table:table-cell table:formula="of:=[.C34]/118.6078842" office:value-type="float" office:value="0.0736704864686896" calcext:value-type="float">
            <text:p>0.0736704864686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986527" calcext:value-type="float">
            <text:p>1.986527</text:p>
          </table:table-cell>
          <table:table-cell table:formula="of:=POWER([.B35];2)" office:value-type="float" office:value="3.946289521729" calcext:value-type="float">
            <text:p>3.946289521729</text:p>
          </table:table-cell>
          <table:table-cell table:formula="of:=[.C35]/10.89072469" office:value-type="float" office:value="0.362353253255271" calcext:value-type="float">
            <text:p>0.362353253255271</text:p>
          </table:table-cell>
          <table:table-cell table:formula="of:=[.C35]/118.6078842" office:value-type="float" office:value="0.0332717301918535" calcext:value-type="float">
            <text:p>0.03327173019185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205707" calcext:value-type="float">
            <text:p>-0.205707</text:p>
          </table:table-cell>
          <table:table-cell table:formula="of:=POWER([.B36];2)" office:value-type="float" office:value="0.042315369849" calcext:value-type="float">
            <text:p>0.042315369849</text:p>
          </table:table-cell>
          <table:table-cell table:formula="of:=[.C36]/10.89072469" office:value-type="float" office:value="0.00388545033076215" calcext:value-type="float">
            <text:p>0.003885450330762</text:p>
          </table:table-cell>
          <table:table-cell table:formula="of:=[.C36]/118.6078842" office:value-type="float" office:value="0.000356766922657912" calcext:value-type="float">
            <text:p>0.000356766922658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.630807" calcext:value-type="float">
            <text:p>-1.630807</text:p>
          </table:table-cell>
          <table:table-cell table:formula="of:=POWER([.B37];2)" office:value-type="float" office:value="2.659531471249" calcext:value-type="float">
            <text:p>2.659531471249</text:p>
          </table:table-cell>
          <table:table-cell table:formula="of:=[.C37]/10.89072469" office:value-type="float" office:value="0.244201515229837" calcext:value-type="float">
            <text:p>0.244201515229837</text:p>
          </table:table-cell>
          <table:table-cell table:formula="of:=[.C37]/118.6078842" office:value-type="float" office:value="0.022422889415719" calcext:value-type="float">
            <text:p>0.02242288941571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Img^2</text:p>
          </table:table-cell>
          <table:table-cell table:style-name="ce1" office:value-type="string" calcext:value-type="string">
            <text:p>Guass Norm</text:p>
          </table:table-cell>
          <table:table-cell table:style-name="ce1" office:value-type="string" calcext:value-type="string">
            <text:p>VAR dist</text:p>
          </table:table-cell>
          <table:table-cell table:style-name="ce2"/>
          <table:table-cell table:style-name="ce1" office:value-type="string" calcext:value-type="string">
            <text:p>Err</text:p>
          </table:table-cell>
        </table:table-row>
        <table:table-row table:style-name="ro1">
          <table:table-cell/>
          <table:table-cell table:formula="of:=SUM([.B1:.B37])" office:value-type="float" office:value="-16.017143" calcext:value-type="float">
            <text:p>-16.017143</text:p>
          </table:table-cell>
          <table:table-cell table:formula="of:=SUM([.C1:.C37])" office:value-type="float" office:value="118.607884214265" calcext:value-type="float">
            <text:p>118.607884214265</text:p>
          </table:table-cell>
          <table:table-cell table:formula="of:=SUM([.D1:.D37])" office:value-type="float" office:value="10.8907246845724" calcext:value-type="float">
            <text:p>10.8907246845724</text:p>
          </table:table-cell>
          <table:table-cell table:formula="of:=SUM([.E1:.E37])" office:value-type="float" office:value="1.00000000012027" calcext:value-type="float">
            <text:p>1.00000000012027</text:p>
          </table:table-cell>
          <table:table-cell/>
          <table:table-cell table:style-name="ce3"/>
        </table:table-row>
        <table:table-row table:style-name="ro1">
          <table:table-cell/>
          <table:table-cell table:style-name="ce1" office:value-type="string" calcext:value-type="string">
            <text:p>sum Img</text:p>
          </table:table-cell>
          <table:table-cell table:style-name="ce1" office:value-type="string" calcext:value-type="string">
            <text:p>sum Img^2</text:p>
          </table:table-cell>
          <table:table-cell table:style-name="ce1" office:value-type="string" calcext:value-type="string">
            <text:p>sum Gn</text:p>
          </table:table-cell>
          <table:table-cell table:style-name="ce1" office:value-type="string" calcext:value-type="string">
            <text:p>sum n</text:p>
          </table:table-cell>
          <table:table-cell table:style-name="ce1" office:value-type="string" calcext:value-type="string">
            <text:p>sum dist</text:p>
          </table:table-cell>
          <table:table-cell table:style-name="ce3"/>
        </table:table-row>
        <table:table-row table:style-name="ro1">
          <table:table-cell table:number-columns-repeated="2"/>
          <table:table-cell table:formula="of:=SQRT([.C39])" office:value-type="float" office:value="10.8907246872862" calcext:value-type="float">
            <text:p>10.8907246872862</text:p>
          </table:table-cell>
          <table:table-cell table:number-columns-repeated="3"/>
          <table:table-cell table:style-name="ce3"/>
        </table:table-row>
        <table:table-row table:style-name="ro1">
          <table:table-cell table:number-columns-repeated="2"/>
          <table:table-cell table:style-name="ce1" office:value-type="string" calcext:value-type="string">
            <text:p>sqrt</text:p>
          </table:table-cell>
          <table:table-cell table:number-columns-repeated="3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" svg:font-family="'Nimbus Sans'" style:font-family-generic="swiss" style:font-pitch="variable"/>
    <style:font-face style:name="DejaVu Sans1" svg:font-family="'DejaVu Sans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name-asian="Nimbus Sans1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13:10:15.157295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6T16:59:16.004602821</dc:date>
    <meta:editing-duration>PT1H8M56S</meta:editing-duration>
    <meta:editing-cycles>4</meta:editing-cycles>
    <meta:generator>LibreOffice/6.1.2.1$Linux_X86_64 LibreOffice_project/10$Build-1</meta:generator>
    <meta:document-statistic meta:table-count="1" meta:cell-count="2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6cm" svg:y="4.201cm" style:legend-expansion="high" chart:style-name="ch2"/>
        <chart:plot-area chart:style-name="ch3" table:cell-range-address="sendloc2_trans2_laketrial_aug13_2018_main_lobe_ang_pure.E1:sendloc2_trans2_laketrial_aug13_2018_main_lobe_ang_pure.E37" svg:x="0.32cm" svg:y="0.18cm" svg:width="12.376cm" svg:height="8.64cm">
          <chartooo:coordinate-region svg:x="1.312cm" svg:y="0.379cm" svg:width="11.243cm" svg:height="7.6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dloc2_trans2_laketrial_aug13_2018_main_lobe_ang_pure.E1:sendloc2_trans2_laketrial_aug13_2018_main_lobe_ang_pure.E37" chart:class="chart:line"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81117568405288">
                <text:p>0.0281117568405288</text:p>
                <draw:g>
                  <svg:desc>sendloc2_trans2_laketrial_aug13_2018_main_lobe_ang_pure.E1:sendloc2_trans2_laketrial_aug13_2018_main_lobe_ang_pure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01886335127796">
                <text:p>0.00101886335127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09642798454877">
                <text:p>0.00909642798454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69136918088283">
                <text:p>0.0469136918088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31087270036978">
                <text:p>0.06310872700369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59092022047047">
                <text:p>0.000590920220470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03436183413514">
                <text:p>0.001034361834135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9780932235869">
                <text:p>0.0299780932235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76921154393967">
                <text:p>0.06769211543939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75651246127279">
                <text:p>0.0475651246127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22229681068369">
                <text:p>0.05222296810683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72750954216583">
                <text:p>0.03727509542165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84628731908869">
                <text:p>0.0284628731908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92191397132772">
                <text:p>0.05921913971327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63746341618747">
                <text:p>0.02637463416187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405503308138431">
                <text:p>0.004055033081384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635161055983157">
                <text:p>0.006351610559831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11415623096074">
                <text:p>0.07114156230960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12181511914703">
                <text:p>0.06121815119147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325482438384142">
                <text:p>0.0003254824383841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09378810789039">
                <text:p>0.0002093788107890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75799875587782">
                <text:p>0.02757998755877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23381605937458">
                <text:p>0.01233816059374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8735496048997">
                <text:p>0.0187354960489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16306789292174">
                <text:p>0.08163067892921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797910354536954">
                <text:p>0.007979103545369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34813418591443">
                <text:p>0.00034813418591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870720985005144">
                <text:p>0.00870720985005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02193241012978">
                <text:p>0.02021932410129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997044681658692">
                <text:p>0.00997044681658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28039869055855">
                <text:p>0.03280398690558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495824332603684">
                <text:p>0.0004958243326036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750376294800308">
                <text:p>0.007503762948003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36704864686896">
                <text:p>0.07367048646868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32717301918535">
                <text:p>0.03327173019185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356766922657912">
                <text:p>0.0003567669226579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2422889415719">
                <text:p>0.0224228894157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